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sub>
              <mi>R</mi>
              <mn>0</mn>
            </msub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x</mi>
                    <mo stretchy="false">=</mo>
                    <mn>1</mn>
                  </mrow>
                  <mrow>
                    <mi>k</mi>
                    <mi>.</mi>
                    <mi mathvariant="italic">len</mi>
                  </mrow>
                </munderover>
                <msub>
                  <mi>log</mi>
                  <mroot>
                    <msub>
                      <mi>k</mi>
                      <mi>x</mi>
                    </msub>
                    <mn>4</mn>
                  </mroot>
                </msub>
              </mrow>
            </mrow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⊕</mo>
              <mrow>
                <munderover>
                  <mo stretchy="false">∑</mo>
                  <mrow>
                    <mi>x</mi>
                    <mo stretchy="false">=</mo>
                    <mn>1</mn>
                  </mrow>
                  <mn>6</mn>
                </munderover>
                <msub>
                  <mi>log</mi>
                  <mroot>
                    <msub>
                      <mi>k</mi>
                      <mi>x</mi>
                    </msub>
                    <mn>3</mn>
                  </mroot>
                </msub>
              </mrow>
            </mrow>
            <mrow>
              <mo fence="true" stretchy="false">(</mo>
              <mrow>
                <msub>
                  <mi>r</mi>
                  <mi>i</mi>
                </msub>
              </mrow>
              <mo fence="true" stretchy="false">)</mo>
            </mrow>
          </mrow>
        </mtd>
      </mtr>
      <mtr>
        <mtd>
          <mrow>
            <msub>
              <mi>R</mi>
              <mn>1</mn>
            </msub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x</mi>
                    <mo stretchy="false">=</mo>
                    <mn>1</mn>
                  </mrow>
                  <mrow>
                    <mi>k</mi>
                    <mi>.</mi>
                    <mi mathvariant="italic">len</mi>
                  </mrow>
                </munderover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n>6</mn>
                  </munderover>
                  <mi>arccos</mi>
                </mrow>
              </mrow>
            </mrow>
            <mrow>
              <mrow>
                <mo fence="true" stretchy="false">(</mo>
                <mrow>
                  <mrow>
                    <mroot>
                      <msub>
                        <mi>k</mi>
                        <mi>x</mi>
                      </msub>
                      <mn>8</mn>
                    </mroot>
                    <mo stretchy="false">−</mo>
                    <mn>1</mn>
                  </mrow>
                </mrow>
                <mo fence="true" stretchy="false">)</mo>
              </mrow>
              <mo stretchy="false">−</mo>
              <msub>
                <mi>log</mi>
                <mrow>
                  <mo fence="true" stretchy="false">(</mo>
                  <mrow>
                    <msubsup>
                      <mi>k</mi>
                      <mi>x</mi>
                      <mn>2</mn>
                    </msubsup>
                  </mrow>
                  <mo fence="true" stretchy="false">)</mo>
                </mrow>
              </msub>
            </mrow>
            <mrow>
              <mrow>
                <mo fence="true" stretchy="false">(</mo>
                <mrow>
                  <msub>
                    <mi>r</mi>
                    <mi>i</mi>
                  </msub>
                </mrow>
                <mo fence="true" stretchy="false">)</mo>
              </mrow>
              <mo stretchy="false">⊕</mo>
              <mrow>
                <munderover>
                  <mo stretchy="false">∑</mo>
                  <mrow>
                    <mi>x</mi>
                    <mo stretchy="false">=</mo>
                    <mn>1</mn>
                  </mrow>
                  <mrow>
                    <mi>k</mi>
                    <mi>.</mi>
                    <mi mathvariant="italic">len</mi>
                  </mrow>
                </munderover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n>6</mn>
                  </munderover>
                  <mrow>
                    <mo fence="true" stretchy="false">(</mo>
                    <mrow>
                      <mfrac>
                        <mn>1</mn>
                        <mrow>
                          <mi>arctan</mi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k</mi>
                                    <mi>x</mi>
                                  </msub>
                                  <mo stretchy="false">⊕</mo>
                                  <msub>
                                    <mi>r</mi>
                                    <mi>i</mi>
                                  </msub>
                                </mrow>
                              </mrow>
                              <mo fence="true" stretchy="false">)</mo>
                            </mrow>
                            <mo stretchy="false">+</mo>
                            <mn>1</mn>
                          </mrow>
                        </mrow>
                      </mfrac>
                    </mrow>
                    <mo fence="true" stretchy="false">)</mo>
                  </mrow>
                </mrow>
              </mrow>
            </mrow>
          </mrow>
        </mtd>
      </mtr>
      <mtr>
        <mtd>
          <mrow>
            <msub>
              <mi>R</mi>
              <mn>2</mn>
            </msub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row>
                <mrow>
                  <munderover>
                    <mo stretchy="false">∑</mo>
                    <mrow>
                      <mi>x</mi>
                      <mo stretchy="false">=</mo>
                      <mn>1</mn>
                    </mrow>
                    <mrow>
                      <mi>k</mi>
                      <mi>.</mi>
                      <mi mathvariant="italic">len</mi>
                    </mrow>
                  </munderover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n>6</mn>
                    </munderover>
                    <msqrt>
                      <mrow>
                        <mrow>
                          <msubsup>
                            <mi>k</mi>
                            <mi>x</mi>
                            <mn>2</mn>
                          </msubsup>
                          <mo stretchy="false">+</mo>
                          <msubsup>
                            <mi>r</mi>
                            <mi>i</mi>
                            <mn>2</mn>
                          </msubsup>
                          <mo stretchy="false">−</mo>
                          <mn>2</mn>
                        </mrow>
                        <msub>
                          <mi>k</mi>
                          <mi>x</mi>
                        </msub>
                        <msub>
                          <mi>r</mi>
                          <mi>i</mi>
                        </msub>
                        <mi>cos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qrt>
                  </mrow>
                </mrow>
                <mo stretchy="false">⊕</mo>
                <mrow>
                  <munderover>
                    <mo stretchy="false">∑</mo>
                    <mrow>
                      <mi>x</mi>
                      <mo stretchy="false">=</mo>
                      <mn>1</mn>
                    </mrow>
                    <mrow>
                      <mi>k</mi>
                      <mi>.</mi>
                      <mi mathvariant="italic">len</mi>
                    </mrow>
                  </munderover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n>6</mn>
                    </munderover>
                    <mi>ln</mi>
                  </mrow>
                </mrow>
              </mrow>
            </mrow>
            <mrow>
              <mo fence="true" stretchy="false">(</mo>
              <mrow>
                <mroot>
                  <mrow>
                    <msub>
                      <mi>k</mi>
                      <mi>x</mi>
                    </msub>
                    <msub>
                      <mi>r</mi>
                      <mi>i</mi>
                    </msub>
                  </mrow>
                  <mn>5</mn>
                </mroot>
              </mrow>
              <mo fence="true" stretchy="false">)</mo>
            </mrow>
          </mrow>
        </mtd>
      </mtr>
      <mtr>
        <mtd>
          <mrow>
            <msub>
              <mi>R</mi>
              <mn>3</mn>
            </msub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row>
                <mrow>
                  <munderover>
                    <mo stretchy="false">∑</mo>
                    <mrow>
                      <mi>x</mi>
                      <mo stretchy="false">=</mo>
                      <mn>1</mn>
                    </mrow>
                    <mrow>
                      <mi>k</mi>
                      <mi>.</mi>
                      <mi mathvariant="italic">len</mi>
                    </mrow>
                  </munderover>
                  <mrow>
                    <mo fence="true" stretchy="false">(</mo>
                    <mrow>
                      <mfrac>
                        <mn>1</mn>
                        <mrow>
                          <munderover>
                            <mo stretchy="false">∑</mo>
                            <mrow>
                              <mi>i</mi>
                              <mo stretchy="false">=</mo>
                              <mn>1</mn>
                            </mrow>
                            <mn>6</mn>
                          </munderover>
                          <mrow>
                            <mo fence="true" stretchy="true">|</mo>
                            <mrow>
                              <mrow>
                                <mi>sin</mi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log</mi>
                                        <mroot>
                                          <msub>
                                            <mi>k</mi>
                                            <mi>x</mi>
                                          </msub>
                                          <mn>5</mn>
                                        </mroot>
                                      </msub>
                                      <mrow>
                                        <mo fence="true" stretchy="false">(</mo>
                                        <mrow>
                                          <mrow>
                                            <msub>
                                              <mi>k</mi>
                                              <mi>x</mi>
                                            </msub>
                                            <mo stretchy="false">+</mo>
                                            <msub>
                                              <mi>r</mi>
                                              <mi>i</mi>
                                            </msub>
                                            <mo stretchy="false">+</mo>
                                            <mi>S</mi>
                                            <mo stretchy="false">+</mo>
                                            <mn>1</mn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frac>
                    </mrow>
                    <mo fence="true" stretchy="false">)</mo>
                  </mrow>
                </mrow>
                <mo stretchy="false">⊕</mo>
                <mrow>
                  <munderover>
                    <mo stretchy="false">∑</mo>
                    <mrow>
                      <mi>x</mi>
                      <mo stretchy="false">=</mo>
                      <mn>1</mn>
                    </mrow>
                    <mrow>
                      <mi>k</mi>
                      <mi>.</mi>
                      <mi mathvariant="italic">len</mi>
                    </mrow>
                  </munderover>
                  <mrow>
                    <mo stretchy="false">∏</mo>
                    <mrow>
                      <mo fence="true" stretchy="false">(</mo>
                      <mrow>
                        <mrow>
                          <mfrac>
                            <mroot>
                              <msub>
                                <mi>k</mi>
                                <mi>x</mi>
                              </msub>
                              <mn>3</mn>
                            </mroot>
                            <msub>
                              <mi>r</mi>
                              <mi>i</mi>
                            </msub>
                          </mfrac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row>
              </mrow>
            </mrow>
          </mrow>
        </mtd>
      </mtr>
      <mtr>
        <mtd>
          <mrow>
            <msub>
              <mi>R</mi>
              <mn>4</mn>
            </msub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row>
                <mrow>
                  <munderover>
                    <mo stretchy="false">∑</mo>
                    <mrow>
                      <mi>x</mi>
                      <mo stretchy="false">=</mo>
                      <mn>1</mn>
                    </mrow>
                    <mrow>
                      <mi>k</mi>
                      <mi>.</mi>
                      <mi mathvariant="italic">len</mi>
                    </mrow>
                  </munderover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n>14</mn>
                    </munderover>
                    <mrow>
                      <mo fence="true" stretchy="false">(</mo>
                      <mrow>
                        <mfrac>
                          <mn>1</mn>
                          <mrow>
                            <msub>
                              <mi>log</mi>
                              <mroot>
                                <msub>
                                  <mi>k</mi>
                                  <mi>x</mi>
                                </msub>
                                <mn>3</mn>
                              </mroot>
                            </msub>
                            <mrow>
                              <mrow>
                                <mo fence="true" stretchy="false">(</mo>
                                <mrow>
                                  <msub>
                                    <mi>b</mi>
                                    <mi>i</mi>
                                  </msub>
                                </mrow>
                                <mo fence="true" stretchy="false">)</mo>
                              </mrow>
                              <mo stretchy="false">+</mo>
                              <mn>1</mn>
                            </mrow>
                          </mrow>
                        </mfrac>
                      </mrow>
                      <mo fence="true" stretchy="false">)</mo>
                    </mrow>
                  </mrow>
                </mrow>
                <mo stretchy="false">⊕</mo>
                <mrow>
                  <munderover>
                    <mo stretchy="false">∑</mo>
                    <mrow>
                      <mi>x</mi>
                      <mo stretchy="false">=</mo>
                      <mn>1</mn>
                    </mrow>
                    <mrow>
                      <mi>k</mi>
                      <mi>.</mi>
                      <mi mathvariant="italic">len</mi>
                    </mrow>
                  </munderover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n>6</mn>
                    </munderover>
                    <mrow>
                      <mo fence="true" stretchy="true">|</mo>
                      <mrow>
                        <mrow>
                          <mo fence="true" stretchy="false">(</mo>
                          <mrow>
                            <mrow>
                              <mi>arcsin</mi>
                              <mrow>
                                <mo fence="true" stretchy="false">(</mo>
                                <mrow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root>
                                            <msub>
                                              <mi>k</mi>
                                              <mi>x</mi>
                                            </msub>
                                            <mn>8</mn>
                                          </mroot>
                                          <mo stretchy="false">−</mo>
                                          <mn>1</mn>
                                        </mrow>
                                      </mrow>
                                      <mo fence="true" stretchy="false">)</mo>
                                    </mrow>
                                    <mi>sin</mi>
                                    <mrow>
                                      <mo fence="true" stretchy="false">(</mo>
                                      <mrow>
                                        <msub>
                                          <mi>r</mi>
                                          <mi>i</mi>
                                        </msub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fence="true" stretchy="true">|</mo>
                    </mrow>
                  </mrow>
                </mrow>
              </mrow>
            </mrow>
          </mrow>
        </mtd>
      </mtr>
      <mtr>
        <mtd>
          <mrow>
            <msub>
              <mi>R</mi>
              <mn>5</mn>
            </msub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x</mi>
                    <mo stretchy="false">=</mo>
                    <mn>1</mn>
                  </mrow>
                  <mrow>
                    <mi>k</mi>
                    <mi>.</mi>
                    <mi mathvariant="italic">len</mi>
                  </mrow>
                </munderover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n>6</mn>
                  </munderover>
                  <mrow>
                    <mo fence="true" stretchy="false">(</mo>
                    <mrow>
                      <mrow>
                        <mrow>
                          <munderover>
                            <mo stretchy="false">∫</mo>
                            <mrow>
                              <mo stretchy="false">−</mo>
                              <mroot>
                                <mrow>
                                  <msub>
                                    <mi>k</mi>
                                    <mi>x</mi>
                                  </msub>
                                  <msub>
                                    <mi>r</mi>
                                    <mi>i</mi>
                                  </msub>
                                </mrow>
                                <mn>4</mn>
                              </mroot>
                            </mrow>
                            <mrow>
                              <msub>
                                <mi>r</mi>
                                <mi>i</mi>
                              </msub>
                              <mrow>
                                <mo fence="true" stretchy="true">|</mo>
                                <mrow>
                                  <mrow>
                                    <mi>cos</mi>
                                    <mrow>
                                      <mo fence="true" stretchy="false">(</mo>
                                      <mrow>
                                        <msqrt>
                                          <msub>
                                            <mi>k</mi>
                                            <mi>x</mi>
                                          </msub>
                                        </msqrt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</munderover>
                          <mi>sin</mi>
                        </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  <mi mathvariant="italic">du</mi>
                      </mrow>
                    </mrow>
                    <mo fence="true" stretchy="false">)</mo>
                  </mrow>
                </mrow>
              </mrow>
            </mrow>
            <msub>
              <mi>log</mi>
              <msub>
                <mi>k</mi>
                <mi>x</mi>
              </msub>
            </msub>
            <mrow>
              <mrow>
                <mo fence="true" stretchy="false">(</mo>
                <mrow>
                  <msub>
                    <mi>r</mi>
                    <mi>i</mi>
                  </msub>
                </mrow>
                <mo fence="true" stretchy="false">)</mo>
              </mrow>
              <mo stretchy="false">⊕</mo>
              <mrow>
                <munderover>
                  <mo stretchy="false">∑</mo>
                  <mrow>
                    <mi>x</mi>
                    <mo stretchy="false">=</mo>
                    <mn>1</mn>
                  </mrow>
                  <mrow>
                    <mi>k</mi>
                    <mi>.</mi>
                    <mi mathvariant="italic">len</mi>
                  </mrow>
                </munderover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n>6</mn>
                  </munderover>
                  <mrow>
                    <mo stretchy="false">−</mo>
                    <mroot>
                      <mrow>
                        <mo fence="true" stretchy="true">|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sqrt>
                                  <mi>x</mi>
                                </msqrt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n>3</mn>
                    </mroot>
                  </mrow>
                </mrow>
              </mrow>
            </mrow>
            <msub>
              <mi>log</mi>
              <msub>
                <mi>k</mi>
                <mi>x</mi>
              </msub>
            </msub>
            <msub>
              <mi>r</mi>
              <mi>i</mi>
            </msub>
          </mrow>
        </mtd>
      </mtr>
      <mtr>
        <mtd>
          <mrow>
            <msub>
              <mi>R</mi>
              <mn>6</mn>
            </msub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row>
                <mrow>
                  <mrow>
                    <munderover>
                      <mo stretchy="false">∑</mo>
                      <mrow>
                        <mi>x</mi>
                        <mo stretchy="false">=</mo>
                        <mn>1</mn>
                      </mrow>
                      <mrow>
                        <mi>k</mi>
                        <mi>.</mi>
                        <mi mathvariant="italic">len</mi>
                      </mrow>
                    </munderover>
                    <mrow>
                      <munderover>
                        <mo stretchy="false">∏</mo>
                        <mrow>
                          <mi>i</mi>
                          <mo stretchy="false">=</mo>
                          <mn>1</mn>
                        </mrow>
                        <mn>6</mn>
                      </munderover>
                      <mfrac>
                        <mrow>
                          <mi>arctan</mi>
                          <mrow>
                            <mo fence="true" stretchy="false">(</mo>
                            <mrow>
                              <mroot>
                                <mrow>
                                  <msub>
                                    <mi>r</mi>
                                    <mi>i</mi>
                                  </msub>
                                  <msub>
                                    <mi>k</mi>
                                    <mi>x</mi>
                                  </msub>
                                </mrow>
                                <mn>4</mn>
                              </mroot>
                            </mrow>
                            <mo fence="true" stretchy="false">)</mo>
                          </mrow>
                        </mrow>
                        <mrow>
                          <msub>
                            <mi>log</mi>
                            <msub>
                              <mi>k</mi>
                              <mi>x</mi>
                            </msub>
                          </msub>
                          <mrow>
                            <mo fence="true" stretchy="false">(</mo>
                            <mrow>
                              <mrow>
                                <mo fence="true" stretchy="true">|</mo>
                                <mrow>
                                  <mrow>
                                    <mi mathvariant="italic">csc</mi>
                                    <mrow>
                                      <mo fence="true" stretchy="false">(</mo>
                                      <mrow>
                                        <mrow>
                                          <msqrt>
                                            <mrow>
                                              <msub>
                                                <mi>k</mi>
                                                <mi>x</mi>
                                              </msub>
                                              <msub>
                                                <mi>r</mi>
                                                <mi>i</mi>
                                              </msub>
                                            </mrow>
                                          </msqrt>
                                          <mo stretchy="false">+</mo>
                                          <mi>S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stretchy="false">+</mo>
                  <mn>1</mn>
                </mrow>
                <mo stretchy="false">⊕</mo>
                <mrow>
                  <munderover>
                    <mo stretchy="false">∑</mo>
                    <mrow>
                      <mi>x</mi>
                      <mo stretchy="false">=</mo>
                      <mn>1</mn>
                    </mrow>
                    <mrow>
                      <mi>k</mi>
                      <mi>.</mi>
                      <mi mathvariant="italic">len</mi>
                    </mrow>
                  </munderover>
                  <mrow>
                    <mo fence="true" stretchy="true">|</mo>
                    <mrow>
                      <mrow>
                        <mrow>
                          <munderover>
                            <mo stretchy="false">∫</mo>
                            <mrow>
                              <mo stretchy="false">−</mo>
                              <mn>25</mn>
                            </mrow>
                            <mn>25</mn>
                          </munderover>
                          <mi>cos</mi>
                        </mrow>
                        <mrow>
                          <mo fence="true" stretchy="false">(</mo>
                          <mrow>
                            <mrow>
                              <msub>
                                <mi>k</mi>
                                <mi>x</mi>
                              </msub>
                              <mi>u</mi>
                            </mrow>
                          </mrow>
                          <mo fence="true" stretchy="false">)</mo>
                        </mrow>
                        <mi mathvariant="italic">du</mi>
                      </mrow>
                    </mrow>
                    <mo fence="true" stretchy="true">|</mo>
                  </mrow>
                </mrow>
              </mrow>
            </mrow>
            <mrow>
              <munderover>
                <mo stretchy="false">∫</mo>
                <mrow>
                  <mo stretchy="false">−</mo>
                  <mroot>
                    <msub>
                      <mi>k</mi>
                      <mi>x</mi>
                    </msub>
                    <mn>3</mn>
                  </mroot>
                </mrow>
                <msub>
                  <mi>k</mi>
                  <mi>x</mi>
                </msub>
              </munderover>
              <mi>sin</mi>
            </mrow>
            <mrow>
              <mrow>
                <mo fence="true" stretchy="false">(</mo>
                <mrow>
                  <mrow>
                    <mn>2</mn>
                    <mi>u</mi>
                  </mrow>
                </mrow>
                <mo fence="true" stretchy="false">)</mo>
              </mrow>
              <mo stretchy="false">+</mo>
              <mn>1</mn>
            </mrow>
            <mi mathvariant="italic">du</mi>
          </mrow>
        </mtd>
      </mtr>
      <mtr>
        <mtd>
          <mrow>
            <msub>
              <mi>R</mi>
              <mn>7</mn>
            </msub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row>
                <mrow>
                  <munderover>
                    <mo stretchy="false">∑</mo>
                    <mrow>
                      <mi>x</mi>
                      <mo stretchy="false">=</mo>
                      <mn>1</mn>
                    </mrow>
                    <mrow>
                      <mi>k</mi>
                      <mi>.</mi>
                      <mi mathvariant="italic">len</mi>
                    </mrow>
                  </munderover>
                  <mrow>
                    <munderover>
                      <mo stretchy="false">∏</mo>
                      <mrow>
                        <mi>i</mi>
                        <mo stretchy="false">=</mo>
                        <mn>1</mn>
                      </mrow>
                      <mn>6</mn>
                    </munderover>
                    <mrow>
                      <mo fence="true" stretchy="true">|</mo>
                      <mrow>
                        <mrow>
                          <mi>log</mi>
                          <mrow>
                            <mfrac>
                              <mrow>
                                <msub>
                                  <mi>k</mi>
                                  <mi>x</mi>
                                </msub>
                                <msub>
                                  <mi>r</mi>
                                  <mi>i</mi>
                                </msub>
                                <mtext>%</mtext>
                                <mrow>
                                  <mo fence="true" stretchy="false">⌈</mo>
                                  <mrow>
                                    <msqrt>
                                      <mrow>
                                        <msub>
                                          <mi>k</mi>
                                          <mi>x</mi>
                                        </msub>
                                        <mrow>
                                          <msub>
                                            <mi>r</mi>
                                            <mi>i</mi>
                                          </msub>
                                          <mo stretchy="false">+</mo>
                                          <msub>
                                            <mi>k</mi>
                                            <mi>x</mi>
                                          </msub>
                                          <mo stretchy="false">+</mo>
                                          <msub>
                                            <mi>r</mi>
                                            <mi>i</mi>
                                          </msub>
                                        </mrow>
                                      </mrow>
                                    </msqrt>
                                  </mrow>
                                  <mo fence="true" stretchy="false">⌉</mo>
                                </mrow>
                              </mrow>
                              <mrow>
                                <mi>arcsin</mi>
                                <mrow>
                                  <mo fence="true" stretchy="false">(</mo>
                                  <mrow>
                                    <mroot>
                                      <mfrac>
                                        <mroot>
                                          <mrow>
                                            <msub>
                                              <mi>k</mi>
                                              <mi>x</mi>
                                            </msub>
                                            <mrow>
                                              <msub>
                                                <mi>r</mi>
                                                <mi>i</mi>
                                              </msub>
                                              <mo stretchy="false">+</mo>
                                              <mi>cos</mi>
                                            </mrow>
                                            <mrow>
                                              <mo fence="true" stretchy="false">(</mo>
                                              <mrow>
                                                <mi>x</mi>
                                              </mrow>
                                              <mo fence="true" stretchy="false">)</mo>
                                            </mrow>
                                          </mrow>
                                          <mn>3</mn>
                                        </mroot>
                                        <mrow>
                                          <msub>
                                            <mi>k</mi>
                                            <mi>x</mi>
                                          </msub>
                                          <mo stretchy="false">+</mo>
                                          <msub>
                                            <mi>r</mi>
                                            <mi>i</mi>
                                          </msub>
                                        </mrow>
                                      </mfrac>
                                      <mn>8</mn>
                                    </mroot>
                                  </mrow>
                                  <mo fence="true" stretchy="false">)</mo>
                                </mrow>
                              </mrow>
                            </mfrac>
                            <mo stretchy="false">+</mo>
                            <mroot>
                              <msub>
                                <mi>k</mi>
                                <mi>x</mi>
                              </msub>
                              <mn>8</mn>
                            </mroot>
                          </mrow>
                        </mrow>
                      </mrow>
                      <mo fence="true" stretchy="true">|</mo>
                    </mrow>
                  </mrow>
                </mrow>
                <mo stretchy="false">⊕</mo>
                <mrow>
                  <munderover>
                    <mo stretchy="false">∑</mo>
                    <mrow>
                      <mi>x</mi>
                      <mo stretchy="false">=</mo>
                      <mn>1</mn>
                    </mrow>
                    <mrow>
                      <mi>k</mi>
                      <mi>.</mi>
                      <mi mathvariant="italic">len</mi>
                    </mrow>
                  </munderover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n>6</mn>
                    </munderover>
                    <mfrac>
                      <mrow>
                        <msubsup>
                          <mi>k</mi>
                          <mi>x</mi>
                          <mn>2</mn>
                        </msubsup>
                        <mo stretchy="false">+</mo>
                        <msubsup>
                          <mi>r</mi>
                          <mi>i</mi>
                          <mn>2</mn>
                        </msubsup>
                        <mo stretchy="false">+</mo>
                        <mi>S</mi>
                        <mo stretchy="false">+</mo>
                        <mi>s</mi>
                      </mrow>
                      <mrow>
                        <mo fence="true" stretchy="true">|</mo>
                        <mrow>
                          <mrow>
                            <msub>
                              <mi>log</mi>
                              <msub>
                                <mi>k</mi>
                                <mi>x</mi>
                              </msub>
                            </msub>
                            <mrow>
                              <mo fence="true" stretchy="false">(</mo>
                              <mrow>
                                <mrow>
                                  <msub>
                                    <mi>k</mi>
                                    <mi>x</mi>
                                  </msub>
                                  <msub>
                                    <mi>r</mi>
                                    <mi>i</mi>
                                  </msub>
                                  <mtext>%</mtext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sub>
                                                <mi>k</mi>
                                                <mi>x</mi>
                                              </msub>
                                              <mo stretchy="false">⊕</mo>
                                              <msub>
                                                <mi>r</mi>
                                                <mi>i</mi>
                                              </msub>
                                            </mrow>
                                          </mrow>
                                          <mo fence="true" stretchy="false">)</mo>
                                        </mrow>
                                        <mo stretchy="false">+</mo>
                                        <mn>6</mn>
                                        <mo stretchy="false">+</mo>
                                        <msub>
                                          <mi>r</mi>
                                          <mi>i</mi>
                                        </msub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frac>
                  </mrow>
                </mrow>
              </mrow>
            </mrow>
          </mrow>
        </mtd>
      </mtr>
      <mtr>
        <mtd>
          <mrow>
            <msub>
              <mi>R</mi>
              <mn>8</mn>
            </msub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row>
                <mrow>
                  <munderover>
                    <mo stretchy="false">∑</mo>
                    <mrow>
                      <mi>x</mi>
                      <mo stretchy="false">=</mo>
                      <mn>1</mn>
                    </mrow>
                    <mrow>
                      <mi>k</mi>
                      <mi>.</mi>
                      <mi mathvariant="italic">len</mi>
                    </mrow>
                  </munderover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n>6</mn>
                    </munderover>
                    <mrow>
                      <msup>
                        <mrow>
                          <mo fence="true" stretchy="false">(</mo>
                          <mrow>
                            <mfrac>
                              <mrow>
                                <mrow>
                                  <mo fence="true" stretchy="true">|</mo>
                                  <mrow>
                                    <mrow>
                                      <mi>sin</mi>
                                      <mrow>
                                        <mo fence="true" stretchy="false">(</mo>
                                        <mrow>
                                          <msub>
                                            <mi>k</mi>
                                            <mi>x</mi>
                                          </msub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true">|</mo>
                                </mrow>
                                <mroot>
                                  <mi>x</mi>
                                  <mn>3</mn>
                                </mroot>
                              </mrow>
                              <mi>x</mi>
                            </mfrac>
                          </mrow>
                          <mo fence="true" stretchy="false">)</mo>
                        </mrow>
                        <mrow>
                          <mo fence="true" stretchy="true">|</mo>
                          <mrow>
                            <mrow>
                              <mi>sin</mi>
                              <mrow>
                                <mo fence="true" stretchy="false">(</mo>
                                <mrow>
                                  <mrow>
                                    <msub>
                                      <mi>k</mi>
                                      <mi>x</mi>
                                    </msub>
                                    <msub>
                                      <mi>r</mi>
                                      <mi>i</mi>
                                    </msub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</msup>
                      <msubsup>
                        <mi>k</mi>
                        <mi>x</mi>
                        <mfrac>
                          <mn>5</mn>
                          <mn>6</mn>
                        </mfrac>
                      </msubsup>
                    </mrow>
                  </mrow>
                </mrow>
                <mo stretchy="false">⊕</mo>
                <mrow>
                  <munderover>
                    <mo stretchy="false">∑</mo>
                    <mrow>
                      <mi>x</mi>
                      <mo stretchy="false">=</mo>
                      <mn>1</mn>
                    </mrow>
                    <mrow>
                      <mi>k</mi>
                      <mi>.</mi>
                      <mi mathvariant="italic">len</mi>
                    </mrow>
                  </munderover>
                  <mfrac>
                    <mrow>
                      <msubsup>
                        <mi>k</mi>
                        <mi>x</mi>
                        <mn>2</mn>
                      </msubsup>
                      <mo stretchy="false">+</mo>
                      <msubsup>
                        <mi>r</mi>
                        <mrow>
                          <mrow>
                            <mo fence="true" stretchy="false">⌊</mo>
                            <mrow>
                              <mroot>
                                <msub>
                                  <mi>k</mi>
                                  <mi>x</mi>
                                </msub>
                                <mn>3</mn>
                              </mroot>
                            </mrow>
                            <mo fence="true" stretchy="false">⌋</mo>
                          </mrow>
                          <mo stretchy="false">−</mo>
                          <mn>1</mn>
                        </mrow>
                        <mn>2</mn>
                      </msubsup>
                    </mrow>
                    <mrow>
                      <mi>log</mi>
                      <mrow>
                        <mo fence="true" stretchy="false">(</mo>
                        <mrow>
                          <mrow>
                            <msub>
                              <mi>k</mi>
                              <mi>x</mi>
                            </msub>
                            <msub>
                              <mi>r</mi>
                              <mi>i</mi>
                            </msub>
                          </mrow>
                        </mrow>
                        <mo fence="true" stretchy="false">)</mo>
                      </mrow>
                    </mrow>
                  </mfrac>
                </mrow>
              </mrow>
            </mrow>
          </mrow>
        </mtd>
      </mtr>
      <mtr>
        <mtd>
          <mrow>
            <msub>
              <mi>R</mi>
              <mn>9</mn>
            </msub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row>
                <mrow>
                  <munderover>
                    <mo stretchy="false">∑</mo>
                    <mrow>
                      <mi>x</mi>
                      <mo stretchy="false">=</mo>
                      <mn>1</mn>
                    </mrow>
                    <mrow>
                      <mi>k</mi>
                      <mi>.</mi>
                      <mi mathvariant="italic">len</mi>
                    </mrow>
                  </munderover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n>6</mn>
                    </munderover>
                    <mfrac>
                      <mrow>
                        <msub>
                          <mi>log</mi>
                          <msub>
                            <mi>r</mi>
                            <mi>i</mi>
                          </msub>
                        </msub>
                        <mrow>
                          <mo fence="true" stretchy="false">(</mo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k</mi>
                                      <mi>x</mi>
                                    </msub>
                                    <mo stretchy="false">⊕</mo>
                                    <msub>
                                      <mi>r</mi>
                                      <mi>i</mi>
                                    </msub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i>sin</mi>
                        <mrow>
                          <mrow>
                            <mo fence="true" stretchy="false">(</mo>
                            <mrow>
                              <msub>
                                <mi>k</mi>
                                <mi>x</mi>
                              </msub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frac>
                  </mrow>
                </mrow>
                <mo stretchy="false">⊕</mo>
                <mrow>
                  <munderover>
                    <mo stretchy="false">∑</mo>
                    <mrow>
                      <mi>x</mi>
                      <mo stretchy="false">=</mo>
                      <mn>1</mn>
                    </mrow>
                    <mrow>
                      <mi>k</mi>
                      <mi>.</mi>
                      <mi mathvariant="italic">len</mi>
                    </mrow>
                  </munderover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n>6</mn>
                    </munderover>
                    <mfrac>
                      <msup>
                        <mrow>
                          <mo fence="true" stretchy="true">|</mo>
                          <mrow>
                            <mrow>
                              <msub>
                                <mi>log</mi>
                                <msub>
                                  <mi>r</mi>
                                  <mi>i</mi>
                                </msub>
                              </msub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o fence="true" stretchy="false">(</mo>
                                        <mrow>
                                          <mrow>
                                            <msub>
                                              <mi>k</mi>
                                              <mi>x</mi>
                                            </msub>
                                            <mo stretchy="false">⊕</mo>
                                            <msub>
                                              <mi>r</mi>
                                              <mi>i</mi>
                                            </msub>
                                            <mo stretchy="false">⊕</mo>
                                            <mi>S</mi>
                                          </mrow>
                                        </mrow>
                                        <mo fence="true" stretchy="false">)</mo>
                                      </mrow>
                                      <mo stretchy="false">+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o stretchy="false">+</mo>
                                <msub>
                                  <mi>k</mi>
                                  <mi>x</mi>
                                </msub>
                              </mrow>
                            </mrow>
                          </mrow>
                          <mo fence="true" stretchy="true">|</mo>
                        </mrow>
                        <mn>3</mn>
                      </msup>
                      <mrow>
                        <mrow>
                          <mo fence="true" stretchy="false">(</mo>
                          <mrow>
                            <mrow>
                              <msubsup>
                                <mi>k</mi>
                                <mi>x</mi>
                                <mn>2</mn>
                              </msubsup>
                              <mo stretchy="false">⊕</mo>
                              <msubsup>
                                <mi>r</mi>
                                <mi>i</mi>
                                <mn>2</mn>
                              </msubsup>
                            </mrow>
                          </mrow>
                          <mo fence="true" stretchy="false">)</mo>
                        </mrow>
                        <mi>sin</mi>
                        <mrow>
                          <mrow>
                            <mo fence="true" stretchy="false">(</mo>
                            <mrow>
                              <msub>
                                <mi>k</mi>
                                <mi>x</mi>
                              </msub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frac>
                  </mrow>
                </mrow>
              </mrow>
            </mrow>
          </mrow>
        </mtd>
      </mtr>
      <mtr>
        <mtd>
          <mrow>
            <msub>
              <mi>R</mi>
              <mn>10</mn>
            </msub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row>
                <mrow>
                  <munderover>
                    <mo stretchy="false">∑</mo>
                    <mrow>
                      <mi>x</mi>
                      <mo stretchy="false">=</mo>
                      <mn>1</mn>
                    </mrow>
                    <mrow>
                      <mi>k</mi>
                      <mi>.</mi>
                      <mi mathvariant="italic">len</mi>
                    </mrow>
                  </munderover>
                  <mfrac>
                    <mrow>
                      <msup>
                        <mi>e</mi>
                        <mroot>
                          <msub>
                            <mi>k</mi>
                            <mi>x</mi>
                          </msub>
                          <mn>3</mn>
                        </mroot>
                      </msup>
                      <mo stretchy="false">−</mo>
                      <msup>
                        <mi>e</mi>
                        <mrow>
                          <mo stretchy="false">−</mo>
                          <mroot>
                            <msub>
                              <mi>k</mi>
                              <mi>x</mi>
                            </msub>
                            <mn>3</mn>
                          </mroot>
                        </mrow>
                      </msup>
                    </mrow>
                    <mn>2</mn>
                  </mfrac>
                </mrow>
                <mo stretchy="false">⊕</mo>
                <mrow>
                  <munderover>
                    <mo stretchy="false">∑</mo>
                    <mrow>
                      <mi>x</mi>
                      <mo stretchy="false">=</mo>
                      <mn>1</mn>
                    </mrow>
                    <mrow>
                      <mi>k</mi>
                      <mi>.</mi>
                      <mi mathvariant="italic">len</mi>
                    </mrow>
                  </munderover>
                  <mfrac>
                    <mn>1</mn>
                    <mrow>
                      <msub>
                        <mi>log</mi>
                        <msub>
                          <mi>k</mi>
                          <mi>x</mi>
                        </msub>
                      </msub>
                      <mrow>
                        <mo fence="true" stretchy="false">(</mo>
                        <mrow>
                          <mroot>
                            <mfrac>
                              <mrow>
                                <msup>
                                  <mi>e</mi>
                                  <mroot>
                                    <msub>
                                      <mi>k</mi>
                                      <mi>x</mi>
                                    </msub>
                                    <mn>3</mn>
                                  </mroot>
                                </msup>
                                <mo stretchy="false">+</mo>
                                <msup>
                                  <mi>e</mi>
                                  <mrow>
                                    <mo stretchy="false">−</mo>
                                    <mroot>
                                      <msub>
                                        <mi>k</mi>
                                        <mi>x</mi>
                                      </msub>
                                      <mn>3</mn>
                                    </mroot>
                                  </mrow>
                                </msup>
                              </mrow>
                              <mn>2</mn>
                            </mfrac>
                            <msqrt>
                              <mi>x</mi>
                            </msqrt>
                          </mroot>
                        </mrow>
                        <mo fence="true" stretchy="false">)</mo>
                      </mrow>
                    </mrow>
                  </mfrac>
                </mrow>
              </mrow>
            </mrow>
          </mrow>
        </mtd>
      </mtr>
      <mtr>
        <mtd>
          <mrow>
            <msub>
              <mi>R</mi>
              <mn>11</mn>
            </msub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x</mi>
                    <mo stretchy="false">=</mo>
                    <mn>1</mn>
                  </mrow>
                  <mrow>
                    <mi>k</mi>
                    <mi>.</mi>
                    <mi mathvariant="italic">len</mi>
                  </mrow>
                </munderover>
                <msqrt>
                  <msub>
                    <mi>k</mi>
                    <mi>x</mi>
                  </msub>
                </msqrt>
              </mrow>
            </mrow>
            <msup>
              <mrow>
                <mo fence="true" stretchy="false">(</mo>
                <mrow>
                  <mrow>
                    <msubsup>
                      <mi>k</mi>
                      <mi>x</mi>
                      <mn>2</mn>
                    </msubsup>
                    <mo stretchy="false">−</mo>
                    <msub>
                      <mi>k</mi>
                      <mi>x</mi>
                    </msub>
                    <mo stretchy="false">+</mo>
                    <msubsup>
                      <mi>k</mi>
                      <mi>x</mi>
                      <mn>3</mn>
                    </msubsup>
                    <mo stretchy="false">+</mo>
                    <mn>25</mn>
                  </mrow>
                </mrow>
                <mo fence="true" stretchy="false">)</mo>
              </mrow>
              <mfrac>
                <mrow>
                  <mrow>
                    <mo stretchy="false">−</mo>
                    <mi mathvariant="italic">kx</mi>
                  </mrow>
                  <mfrac bevelled="true">
                    <mn>1</mn>
                    <mn>2</mn>
                  </mfrac>
                  <mi>cos</mi>
                  <mrow>
                    <mrow>
                      <mo fence="true" stretchy="false">(</mo>
                      <mrow>
                        <mrow>
                          <mi>e</mi>
                          <mi>π</mi>
                          <mi>x</mi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i>si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x</mi>
              </mfrac>
            </msup>
          </mrow>
        </mtd>
      </mtr>
      <mtr>
        <mtd>
          <mrow>
            <msub>
              <mi>R</mi>
              <mn>12</mn>
            </msub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row>
                <mfrac>
                  <mrow>
                    <munderover>
                      <mo stretchy="false">∑</mo>
                      <mrow>
                        <mi>x</mi>
                        <mo stretchy="false">=</mo>
                        <mn>1</mn>
                      </mrow>
                      <mrow>
                        <mi>k</mi>
                        <mi>.</mi>
                        <mi mathvariant="italic">len</mi>
                      </mrow>
                    </munderover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n>6</mn>
                      </munderover>
                      <mfrac>
                        <mrow>
                          <msubsup>
                            <mi>k</mi>
                            <mi>x</mi>
                            <mn>2</mn>
                          </msubsup>
                          <mrow>
                            <msub>
                              <mi>r</mi>
                              <mi>i</mi>
                            </msub>
                            <mo stretchy="false">+</mo>
                            <mi>s</mi>
                            <mo stretchy="false">+</mo>
                            <msub>
                              <mi>k</mi>
                              <mi>x</mi>
                            </msub>
                          </mrow>
                        </mrow>
                        <mrow>
                          <msub>
                            <mi>log</mi>
                            <mrow>
                              <mi>π</mi>
                              <msub>
                                <mi>k</mi>
                                <mi>x</mi>
                              </msub>
                            </mrow>
                          </msub>
                          <mrow>
                            <mo fence="true" stretchy="false">(</mo>
                            <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k</mi>
                                        <mi>x</mi>
                                      </msub>
                                      <mo stretchy="false">+</mo>
                                      <msubsup>
                                        <mi>k</mi>
                                        <mi>x</mi>
                                        <mn>2</mn>
                                      </msubsup>
                                      <mo stretchy="false">+</mo>
                                      <msubsup>
                                        <mi>k</mi>
                                        <mi>x</mi>
                                        <mn>3</mn>
                                      </msubsup>
                                    </mrow>
                                  </mrow>
                                  <mo fence="true" stretchy="false">)</mo>
                                </mrow>
                                <mtext>%</mtext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o fence="true" stretchy="false">⌈</mo>
                                        <mrow>
                                          <msqrt>
                                            <msub>
                                              <mi>k</mi>
                                              <mi>x</mi>
                                            </msub>
                                          </msqrt>
                                        </mrow>
                                        <mo fence="true" stretchy="false">⌉</mo>
                                      </mrow>
                                      <mo stretchy="false">+</mo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frac>
                    </mrow>
                  </mrow>
                  <mrow>
                    <munderover>
                      <mo stretchy="false">∑</mo>
                      <mrow>
                        <mi>x</mi>
                        <mo stretchy="false">=</mo>
                        <mn>1</mn>
                      </mrow>
                      <mrow>
                        <mi>k</mi>
                        <mi>.</mi>
                        <mi mathvariant="italic">len</mi>
                      </mrow>
                    </munderover>
                    <msqrt>
                      <mrow>
                        <mo fence="true" stretchy="true">|</mo>
                        <mrow>
                          <mrow>
                            <mfrac>
                              <mrow>
                                <mi>sin</mi>
                                <mrow>
                                  <mo fence="true" stretchy="false">(</mo>
                                  <mrow>
                                    <msqrt>
                                      <msub>
                                        <mi>k</mi>
                                        <mi>x</mi>
                                      </msub>
                                    </msqrt>
                                  </mrow>
                                  <mo fence="true" stretchy="false">)</mo>
                                </mrow>
                              </mrow>
                              <mrow>
                                <msub>
                                  <mi>log</mi>
                                  <msub>
                                    <mi>k</mi>
                                    <mi>x</mi>
                                  </msub>
                                </msub>
                                <mrow>
                                  <mo fence="true" stretchy="false">(</mo>
                                  <mrow>
                                    <mn>9</mn>
                                  </mrow>
                                  <mo fence="true" stretchy="false">)</mo>
                                </mrow>
                              </mrow>
                            </mfrac>
                            <mo stretchy="false">+</mo>
                            <mfrac>
                              <mrow>
                                <mi>cos</mi>
                                <mrow>
                                  <mo fence="true" stretchy="false">(</mo>
                                  <mrow>
                                    <msqrt>
                                      <msub>
                                        <mi>k</mi>
                                        <mi>x</mi>
                                      </msub>
                                    </msqrt>
                                  </mrow>
                                  <mo fence="true" stretchy="false">)</mo>
                                </mrow>
                              </mrow>
                              <mrow>
                                <mi>ln</mi>
                                <mrow>
                                  <mo fence="true" stretchy="false">(</mo>
                                  <mrow>
                                    <msqrt>
                                      <msub>
                                        <mi>k</mi>
                                        <mi>x</mi>
                                      </msub>
                                    </msqrt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</mrow>
                        <mo fence="true" stretchy="true">|</mo>
                      </mrow>
                    </msqrt>
                  </mrow>
                </mfrac>
                <mo stretchy="false">⊕</mo>
                <mrow>
                  <munderover>
                    <mo stretchy="false">∑</mo>
                    <mrow>
                      <mi>x</mi>
                      <mo stretchy="false">=</mo>
                      <mn>1</mn>
                    </mrow>
                    <mrow>
                      <mi>k</mi>
                      <mi>.</mi>
                      <mi mathvariant="italic">len</mi>
                    </mrow>
                  </munderover>
                  <mrow>
                    <mo fence="true" stretchy="true">|</mo>
                    <mrow>
                      <mfrac>
                        <mrow>
                          <mi>arcsin</mi>
                          <mrow>
                            <mo fence="true" stretchy="false">(</mo>
                            <mrow>
                              <mrow>
                                <mroot>
                                  <msub>
                                    <mi>k</mi>
                                    <mi>x</mi>
                                  </msub>
                                  <mn>5.1</mn>
                                </mroot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</mrow>
                        <mrow>
                          <mi>arccos</mi>
                          <mrow>
                            <mo fence="true" stretchy="false">(</mo>
                            <mrow>
                              <mrow>
                                <mroot>
                                  <msub>
                                    <mi>k</mi>
                                    <mi>x</mi>
                                  </msub>
                                  <mn>8</mn>
                                </mroot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</mfrac>
                    </mrow>
                    <mo fence="true" stretchy="true">|</mo>
                  </mrow>
                </mrow>
              </mrow>
            </mrow>
          </mrow>
        </mtd>
      </mtr>
      <mtr>
        <mtd>
          <mrow>
            <msub>
              <mi>R</mi>
              <mn>15</mn>
            </msub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row>
                <mfrac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n>6</mn>
                      </munderover>
                      <mrow>
                        <munderover>
                          <mo stretchy="false">∑</mo>
                          <mrow>
                            <mi>x</mi>
                            <mo stretchy="false">=</mo>
                            <mn>1</mn>
                          </mrow>
                          <mrow>
                            <mi>k</mi>
                            <mi>.</mi>
                            <mi mathvariant="italic">len</mi>
                          </mrow>
                        </munderover>
                        <mi>ln</mi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o fence="true" stretchy="true">|</mo>
                              <mrow>
                                <mfrac>
                                  <mrow>
                                    <mi mathvariant="italic">arccosh</mi>
                                    <mrow>
                                      <mrow>
                                        <mo fence="true" stretchy="false">(</mo>
                                        <mrow>
                                          <msub>
                                            <mi>k</mi>
                                            <mi>x</mi>
                                          </msub>
                                        </mrow>
                                        <mo fence="true" stretchy="false">)</mo>
                                      </mrow>
                                      <mo stretchy="false">+</mo>
                                      <mi>arctan</mi>
                                    </mrow>
                                    <mrow>
                                      <mo fence="true" stretchy="false">(</mo>
                                      <mrow>
                                        <msub>
                                          <mi>r</mi>
                                          <mi>i</mi>
                                        </msub>
                                      </mrow>
                                      <mo fence="true" stretchy="false">)</mo>
                                    </mrow>
                                  </mrow>
                                  <mrow>
                                    <msub>
                                      <mi>log</mi>
                                      <msub>
                                        <mi>r</mi>
                                        <mi>i</mi>
                                      </msub>
                                    </msub>
                                    <mrow>
                                      <mo fence="true" stretchy="false">(</mo>
                                      <mrow>
                                        <mrow>
                                          <mo fence="true" stretchy="true">|</mo>
                                          <mrow>
                                            <mrow>
                                              <mi>arcsin</mi>
                                              <mrow>
                                                <mo fence="true" stretchy="false">(</mo>
                                                <mrow>
                                                  <mrow>
                                                    <mroot>
                                                      <msub>
                                                        <mi>k</mi>
                                                        <mi>x</mi>
                                                      </msub>
                                                      <mn>5.1</mn>
                                                    </mroot>
                                                    <mo stretchy="false">−</mo>
                                                    <mn>2</mn>
                                                  </mrow>
                                                </mrow>
                                                <mo fence="true" stretchy="false">)</mo>
                                              </mrow>
                                            </mrow>
                                          </mrow>
                                          <mo fence="true" stretchy="true">|</mo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frac>
                              </mrow>
                              <mo fence="true" stretchy="true">|</mo>
                            </mrow>
                            <mo stretchy="false">+</mo>
                            <mn>25</mn>
                          </mrow>
                        </mrow>
                        <mo fence="true" stretchy="false">)</mo>
                      </mrow>
                      <mo stretchy="false">+</mo>
                      <mrow>
                        <munderover>
                          <mo stretchy="false">∫</mo>
                          <msub>
                            <mi>k</mi>
                            <mi>x</mi>
                          </msub>
                          <mrow>
                            <msub>
                              <mi>k</mi>
                              <mi>x</mi>
                            </msub>
                            <mo stretchy="false">+</mo>
                            <mn>6</mn>
                          </mrow>
                        </munderover>
                        <msqrt>
                          <mrow>
                            <mi>cosh</mi>
                            <mrow>
                              <mo fence="true" stretchy="false">(</mo>
                              <mrow>
                                <mrow>
                                  <mi>ln</mi>
                                  <mrow>
                                    <mo fence="true" stretchy="false">(</mo>
                                    <mrow>
                                      <mrow>
                                        <mi>t</mi>
                                        <mo stretchy="false">+</mo>
                                        <mn>1</mn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sqrt>
                      </mrow>
                    </mrow>
                    <mi mathvariant="italic">dt</mi>
                  </mrow>
                  <mrow>
                    <munderover>
                      <mo stretchy="false">∑</mo>
                      <mrow>
                        <mi>x</mi>
                        <mo stretchy="false">=</mo>
                        <mn>1</mn>
                      </mrow>
                      <mrow>
                        <mi>k</mi>
                        <mi>.</mi>
                        <mi mathvariant="italic">len</mi>
                      </mrow>
                    </munderover>
                    <mrow>
                      <munderover>
                        <mo stretchy="false">∏</mo>
                        <mrow>
                          <mi>i</mi>
                          <mo stretchy="false">=</mo>
                          <msub>
                            <mi>k</mi>
                            <mi>x</mi>
                          </msub>
                        </mrow>
                        <mrow>
                          <msub>
                            <mi>k</mi>
                            <mi>x</mi>
                          </msub>
                          <mo stretchy="false">+</mo>
                          <mn>5</mn>
                        </mrow>
                      </munderover>
                      <mrow>
                        <mo fence="true" stretchy="true">|</mo>
                        <mrow>
                          <mrow>
                            <mi>arcsin</mi>
                            <mrow>
                              <mrow>
                                <mo fence="true" stretchy="false">(</mo>
                                <mrow>
                                  <mrow>
                                    <mroot>
                                      <mrow>
                                        <mo fence="true" stretchy="true">|</mo>
                                        <mrow>
                                          <mrow>
                                            <mrow>
                                              <mo fence="true" stretchy="false">(</mo>
                                              <mrow>
                                                <mrow>
                                                  <mi>i</mi>
                                                  <mo stretchy="false">+</mo>
                                                  <mn>1</mn>
                                                </mrow>
                                              </mrow>
                                              <mo fence="true" stretchy="false">)</mo>
                                            </mrow>
                                            <mi>sin</mi>
                                            <mrow>
                                              <mo fence="true" stretchy="false">(</mo>
                                              <mrow>
                                                <msub>
                                                  <mi>k</mi>
                                                  <mi>x</mi>
                                                </msub>
                                              </mrow>
                                              <mo fence="true" stretchy="false">)</mo>
                                            </mrow>
                                          </mrow>
                                        </mrow>
                                        <mo fence="true" stretchy="true">|</mo>
                                      </mrow>
                                      <mn>5.1</mn>
                                    </mroot>
                                    <mo stretchy="false">−</mo>
                                    <mn>2</mn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i>e</mi>
                            </mrow>
                          </mrow>
                        </mrow>
                        <mo fence="true" stretchy="true">|</mo>
                      </mrow>
                    </mrow>
                  </mrow>
                </mfrac>
                <mo stretchy="false">⊕</mo>
                <mfrac>
                  <mrow>
                    <munderover>
                      <mo stretchy="false">∑</mo>
                      <mrow>
                        <mi>x</mi>
                        <mo stretchy="false">=</mo>
                        <mn>1</mn>
                      </mrow>
                      <mrow>
                        <mi>k</mi>
                        <mi>.</mi>
                        <mi mathvariant="italic">len</mi>
                      </mrow>
                    </munderover>
                    <mrow>
                      <munderover>
                        <mo stretchy="false">∑</mo>
                        <mrow>
                          <mi>n</mi>
                          <mo stretchy="false">=</mo>
                          <msub>
                            <mi>k</mi>
                            <mi>x</mi>
                          </msub>
                        </mrow>
                        <mrow>
                          <msub>
                            <mi>k</mi>
                            <mi>x</mi>
                          </msub>
                          <mo stretchy="false">+</mo>
                          <mrow>
                            <mo fence="true" stretchy="false">⌈</mo>
                            <mrow>
                              <msqrt>
                                <msub>
                                  <mi>k</mi>
                                  <mi>x</mi>
                                </msub>
                              </msqrt>
                            </mrow>
                            <mo fence="true" stretchy="false">⌉</mo>
                          </mrow>
                        </mrow>
                      </munderover>
                      <mrow>
                        <mo fence="true" stretchy="true">|</mo>
                        <mrow>
                          <mrow>
                            <mi>sin</mi>
                            <mrow>
                              <mo fence="true" stretchy="false">(</mo>
                              <mrow>
                                <mrow>
                                  <msub>
                                    <mi>k</mi>
                                    <mi>x</mi>
                                  </msub>
                                  <mrow>
                                    <mo fence="true" stretchy="true">|</mo>
                                    <mrow>
                                      <mfrac>
                                        <mrow>
                                          <msup>
                                            <mn>10</mn>
                                            <mn>2</mn>
                                          </msup>
                                          <mi>arccos</mi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root>
                                                  <mrow>
                                                    <mi>n</mi>
                                                    <mo stretchy="false">+</mo>
                                                    <mn>1</mn>
                                                  </mrow>
                                                  <mn>5.2</mn>
                                                </mroot>
                                                <mo stretchy="false">−</mo>
                                                <mn>2</mn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  <mrow>
                                          <msub>
                                            <mi>k</mi>
                                            <mi>x</mi>
                                          </msub>
                                          <mtext>%</mtext>
                                          <mrow>
                                            <mn>6</mn>
                                            <mo stretchy="false">+</mo>
                                            <mn>1</mn>
                                          </mrow>
                                        </mrow>
                                      </mfrac>
                                    </mrow>
                                    <mo fence="true" stretchy="true">|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row>
                    <mrow>
                      <munderover>
                        <mo stretchy="false">∑</mo>
                        <mrow>
                          <mi>x</mi>
                          <mo stretchy="false">=</mo>
                          <mn>1</mn>
                        </mrow>
                        <mrow>
                          <mi>k</mi>
                          <mi>.</mi>
                          <mi mathvariant="italic">len</mi>
                        </mrow>
                      </munderover>
                      <mi>sin</mi>
                    </mrow>
                    <mrow>
                      <mo fence="true" stretchy="false">(</mo>
                      <mrow>
                        <mrow>
                          <mn>6</mn>
                          <msubsup>
                            <mi>k</mi>
                            <mi>x</mi>
                            <mfrac>
                              <mn>1</mn>
                              <mn>2</mn>
                            </mfrac>
                          </msubsup>
                          <mrow>
                            <munderover>
                              <mo stretchy="false">∫</mo>
                              <mrow>
                                <mo fence="true" stretchy="false">⌊</mo>
                                <mrow>
                                  <msqrt>
                                    <msub>
                                      <mi>k</mi>
                                      <mi>x</mi>
                                    </msub>
                                  </msqrt>
                                </mrow>
                                <mo fence="true" stretchy="false">⌋</mo>
                              </mrow>
                              <mrow>
                                <mo fence="true" stretchy="false">(</mo>
                                <mrow>
                                  <mrow>
                                    <mrow>
                                      <mo fence="true" stretchy="false">⌈</mo>
                                      <mrow>
                                        <msub>
                                          <mi>k</mi>
                                          <mi>x</mi>
                                        </msub>
                                      </mrow>
                                      <mo fence="true" stretchy="false">⌉</mo>
                                    </mrow>
                                    <mo stretchy="false">+</mo>
                                    <mn>1</mn>
                                  </mrow>
                                </mrow>
                                <mo fence="true" stretchy="false">)</mo>
                              </mrow>
                            </munderover>
                            <mfrac>
                              <mrow>
                                <msup>
                                  <mi>u</mi>
                                  <mn>2</mn>
                                </msup>
                                <mo stretchy="false">−</mo>
                                <mn>2</mn>
                              </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sup>
                                          <mi>u</mi>
                                          <mn>4</mn>
                                        </msup>
                                        <mo stretchy="false">+</mo>
                                        <mn>5</mn>
                                      </mrow>
                                      <mrow>
                                        <msup>
                                          <mi>u</mi>
                                          <mn>2</mn>
                                        </msup>
                                        <mo stretchy="false">+</mo>
                                        <mn>4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i>arctan</mi>
                                <mrow>
                                  <mo fence="true" stretchy="false">(</mo>
                                  <mrow>
                                    <mfrac>
                                      <mrow>
                                        <msup>
                                          <mi>u</mi>
                                          <mn>2</mn>
                                        </msup>
                                        <mo stretchy="false">+</mo>
                                        <mn>2</mn>
                                      </mrow>
                                      <mi>u</mi>
                                    </mfrac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  <mi mathvariant="italic">du</mi>
                        </mrow>
                      </mrow>
                      <mo fence="true" stretchy="false">)</mo>
                    </mrow>
                  </mrow>
                </mfrac>
              </mrow>
            </mrow>
          </mrow>
        </mtd>
      </mtr>
    </mtable>
    <annotation encoding="StarMath 5.0">R_0(k) = sum from {x=1} to {k.len} log_ nroot{4}{k_x}(s) oplus sum from {x=1} to {6}log_nroot{3}k_x(r_i)
newline
R_1(k)= sum from {x=1} to {k.len} sum from {i=1} to {6} arccos(nroot{8}{k_x}-1)-log_(k_x^2)(r_i)oplus sum from {x=1} to {k.len} sum from {i=1} to {6} (1 over {arctan(k_x oplus r_i) + 1})
newline
R_2(k)= sum from {x=1} to {k.len} sum from {i=1} to {6} sqrt {k_x^2 + r_i^2 - 2k_x r_i cos(S)} oplus sum from {x=1} to {k.len} sum from {i=1} to {6} ln(nroot{5} {k_x r_i})
newline
R_3(k) = sum from {x=1} to {k.len} ({1} over sum from {i=1} to {6}  abs{sin(log_nroot{5}{k_x}(k_x + r_i + S + 1))}) oplus sum from {x=1} to {k.len} prod (nroot {3} {k_x} over r_i  + 1)
newline
R_4(k) = sum from x=1 to {k.len} sum from i=1 to 14 ({1} over {log_nroot{3}k_x(b_i) + 1}) oplus sum from {x=1} to {k.len} sum from {i=1} to {6} abs(arcsin((nroot{8}{k_x}-1)sin(r_i)))
newline
R_5(k)= sum from x=1 to {k.len} sum from i=1 to 6 (int from -nroot 4 {k_x r_i} to {r_i abs {cos(sqrt k_x)}} sin(u)du) log_{k_x}(r_i) oplus sum from x=1 to {k.len} sum from i=1 to 6 {- nroot 3 {abs {cos(sqrt x)}}} log_{k_x} r_i
newline
R_6(k)= sum from x=1 to {k.len} prod from i=1 to 6 {{arctan(nroot 4 {r_i k_x})} over {log_{k_x}(abs {csc(sqrt {k_x r_i} + S)})}} + 1 oplus sum from x=1 to {k.len} abs {int from -25 to 25 cos(k_x u)du} int from {- nroot 3 k_x} to k_x sin(2u) + 1 du
newline
R_7(k)= sum from x=1 to {k.len} prod from i=1 to 6 abs{log {k_x r_i %  lceil sqrt {k_x r_i + k_x + r_i} rceil} over {arcsin(nroot 8 {{nroot 3 {k_x r_i + cos(x)}} over {k_x + r_i}})} + nroot 8 k_x} oplus sum from x=1 to {k.len} sum from i=1 to 6 {{k_x^2 + r_i^2 + S + s} over {abs {log_{k_x} (k_x r_i % ((k_x oplus r_i) + 6 + r_i))}}}
newline
R_8(k)= sum from x=1 to {k.len} sum from i=1 to 6 {({abs {sin (k_x)} nroot 3 x} over {x})^ abs{sin(k_x r_i)}k_x^{5 over 6}} oplus sum from x=1 to {k.len} {{k_x^2 + r_{{lfloor nroot 3 k_x rfloor}-1}^2} over {log (k_x r_i)}}
newline
R_9(k)= sum from x=1 to {k.len} sum from i=1 to 6 {{log_{r_i}((k_x oplus r_i) + 1)} over {sin(k_x) + 1}} oplus sum from x=1 to {k.len} sum from i=1 to 6 {{abs {log_ {r_i}((k_x oplus r_i oplus S) + 1) + k_x}}^3 over {(k_x^2 oplus r_i^2) sin(k_x) + 1}}
newline
R_10(k)= sum from x=1 to {k.len} {{e^{nroot 3 k_x} -e^{- nroot 3 k_x}} over {2}} oplus sum from x=1 to {k.len} {{1} over {log_{k_x}(nroot {sqrt x} {{e^{nroot 3 k_x}+ e^{- nroot 3 k_x}} over {2}})}}
newline
R_11(k)= sum from x=1 to {k.len} sqrt k_x (k_x^2 - k_x + k_x^3 + 25)^{{-kx {1} wideslash {2} cos(e %pi x) +2sin(x)} over {x}}
newline
R_12(k)= {sum from x=1 to {k.len} sum from i=1 to 6 {{k_x^2 r_i +s + k_x} over {log_{%pi k_x}((k_x + k_x^2 + k_x^3) % (lceil sqrt k_x rceil + x))}}} over {sum from x=1 to {k.len} sqrt {abs {{sin(sqrt k_x)} over {log_{k_x}(9)} + {cos(sqrt k_x)} over {ln(sqrt k_x)}}}} oplus sum from x=1 to {k.len} abs{{arcsin(nroot 5.1 k_x - 2)} over {arccos(nroot 8 k_x - 1)}}

newline
R_15(k)= {sum from i=1 to 6 sum from x=1 to {k.len} ln(abs{{arccosh(k_x) + arctan(r_i)} over {log_{r_i}(abs{arcsin(nroot 5.1 k_x -2)})}} + 25) + int from k_x to {k_x+6} sqrt {cosh(ln(t+1))}dt} over {sum from x=1 to {k.len} prod from i=k_x to {k_x + 5} abs{arcsin(nroot 5.1 {abs{(i + 1)sin(k_x)}}-2)+e}} oplus {{sum from x=1 to {k.len} sum from n=k_x to {k_x+ lceil sqrt k_x rceil} abs{sin(k_x abs{{10^2arccos(nroot 5.2 {n+1}-2)} over {k_x % 6+1}})}} over {sum from x=1 to {k.len} sin(6k_x^{1 over 2} int from {lfloor sqrt k_x rfloor} to (lceil {k_x} rceil +1) {{u^2 -2} over {(u^4+5u^2+4)arctan({u^2+2} over u)}}du)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5:43:16.641000000</meta:creation-date>
    <dc:date>2018-06-23T09:54:45.100000000</dc:date>
    <meta:editing-duration>PT12H33M10S</meta:editing-duration>
    <meta:editing-cycles>4</meta:editing-cycles>
    <meta:generator>LibreOffice/6.0.5.2$Windows_X86_64 LibreOffice_project/54c8cbb85f300ac59db32fe8a675ff7683cd5a16</meta:generator>
  </office:meta>
</office:document-meta>
</file>